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0.14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0.77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051cm" svg:stroke-color="#0000cc" draw:marker-start-width="0.355cm" draw:marker-end-width="0.355cm" draw:opacity="0%" draw:textarea-horizontal-align="justify" draw:textarea-vertical-align="middle" draw:auto-grow-height="false" fo:min-height="0.639cm" fo:min-width="4.326cm" fo:padding-top="0.15cm" fo:padding-bottom="0.15cm" fo:padding-left="0.275cm" fo:padding-right="0.275cm" draw:shadow-opacity="0%"/>
    </style:style>
    <style:style style:name="gr5" style:family="graphic" style:parent-style-name="standard">
      <style:graphic-properties svg:stroke-width="0.051cm" svg:stroke-color="#0000cc" draw:marker-start-width="0.355cm" draw:marker-end-width="0.355cm" draw:opacity="0%" draw:textarea-horizontal-align="justify" draw:textarea-vertical-align="middle" draw:auto-grow-height="false" fo:min-height="0.639cm" fo:min-width="0.897cm" fo:padding-top="0.15cm" fo:padding-bottom="0.15cm" fo:padding-left="0.275cm" fo:padding-right="0.275cm" draw:shadow-opacity="0%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643cm" svg:height="0.635cm" svg:x="6.207cm" svg:y="3.413cm">
          <text:p text:style-name="P1">J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43cm" svg:height="0.635cm" svg:x="6.807cm" svg:y="3.41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43cm" svg:height="0.635cm" svg:x="7.407cm" svg:y="3.41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43cm" svg:height="0.635cm" svg:x="8.007cm" svg:y="3.413cm">
          <text:p text:style-name="P1">K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43cm" svg:height="0.635cm" svg:x="8.607cm" svg:y="3.413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43cm" svg:height="0.635cm" svg:x="9.207cm" svg:y="3.41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43cm" svg:height="0.635cm" svg:x="9.807cm" svg:y="3.413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43cm" svg:height="0.635cm" svg:x="10.407cm" svg:y="3.413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43cm" svg:height="0.635cm" svg:x="11.007cm" svg:y="3.413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43cm" svg:height="0.635cm" svg:x="11.607cm" svg:y="3.413cm">
          <text:p text:style-name="P1">J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43cm" svg:height="0.635cm" svg:x="12.207cm" svg:y="3.413cm">
          <text:p text:style-name="P1">U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43cm" svg:height="0.635cm" svg:x="12.807cm" svg:y="3.413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43cm" svg:height="0.635cm" svg:x="13.816cm" svg:y="7.958cm">
          <text:p text:style-name="P1">J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0.643cm" svg:height="0.635cm" svg:x="6.685cm" svg:y="7.858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43cm" svg:height="0.635cm" svg:x="7.285cm" svg:y="7.858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278cm" svg:height="1.143cm" svg:x="6.461cm" svg:y="5.44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278cm" svg:height="1.143cm" svg:x="8.493cm" svg:y="5.4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278cm" svg:height="1.143cm" svg:x="10.66cm" svg:y="5.4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278cm" svg:height="1.143cm" svg:x="12.811cm" svg:y="5.445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.739cm" svg:y1="6.016cm" svg:x2="8.493cm" svg:y2="6.016cm" draw:start-shape="id1" draw:start-glue-point="1" draw:end-shape="id2" draw:end-glue-point="3" svg:d="M7739 6016h754" svg:viewBox="0 0 755 1">
          <text:p/>
        </draw:connector>
        <draw:connector draw:style-name="gr3" draw:text-style-name="P3" draw:layer="layout" draw:type="line" svg:x1="9.771cm" svg:y1="6.016cm" svg:x2="10.66cm" svg:y2="6.016cm" draw:start-shape="id2" draw:start-glue-point="1" draw:end-shape="id3" draw:end-glue-point="3" svg:d="M9771 6016h889" svg:viewBox="0 0 890 1">
          <text:p/>
        </draw:connector>
        <draw:connector draw:style-name="gr3" draw:text-style-name="P3" draw:layer="layout" draw:type="line" svg:x1="11.938cm" svg:y1="6.016cm" svg:x2="12.811cm" svg:y2="6.016cm" draw:start-shape="id3" draw:start-glue-point="1" draw:end-shape="id4" draw:end-glue-point="3" svg:d="M11938 6016h873" svg:viewBox="0 0 874 1">
          <text:p/>
        </draw:connector>
        <draw:custom-shape draw:style-name="gr4" draw:text-style-name="P4" xml:id="id5" draw:id="id5" draw:layer="layout" svg:width="4.826cm" svg:height="0.889cm" svg:x="6.85cm" svg:y="3.2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1.397cm" svg:height="0.889cm" svg:x="12.184cm" svg:y="3.286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132cm" svg:y1="5.445cm" svg:x2="9.263cm" svg:y2="4.175cm" draw:start-shape="id2" draw:start-glue-point="0" draw:end-shape="id5" draw:end-glue-point="2" svg:d="M9132 5445l131-1270" svg:viewBox="0 0 132 1271">
          <text:p/>
        </draw:connector>
        <draw:connector draw:style-name="gr3" draw:text-style-name="P3" draw:layer="layout" draw:type="line" svg:x1="13.45cm" svg:y1="5.445cm" svg:x2="12.882cm" svg:y2="4.175cm" draw:start-shape="id4" draw:start-glue-point="0" draw:end-shape="id6" draw:end-glue-point="2" svg:d="M13450 5445l-568-1270" svg:viewBox="0 0 569 1271">
          <text:p/>
        </draw:connector>
        <draw:connector draw:style-name="gr3" draw:text-style-name="P3" draw:layer="layout" draw:type="line" svg:x1="7.1cm" svg:y1="6.588cm" svg:x2="7.006cm" svg:y2="7.858cm" draw:start-shape="id1" draw:start-glue-point="2" draw:end-shape="id7" draw:end-glue-point="0" svg:d="M7100 6588l-94 1270" svg:viewBox="0 0 95 1271">
          <text:p/>
        </draw:connector>
        <draw:connector draw:style-name="gr3" draw:text-style-name="P3" draw:layer="layout" draw:type="line" svg:x1="13.45cm" svg:y1="6.588cm" svg:x2="7.006cm" svg:y2="7.858cm" draw:start-shape="id4" draw:start-glue-point="2" draw:end-shape="id7" draw:end-glue-point="0" svg:d="M13450 6588l-6444 1270" svg:viewBox="0 0 6445 1271">
          <text:p/>
        </draw:connector>
        <draw:frame draw:style-name="gr6" draw:text-style-name="P5" draw:layer="layout" svg:width="2.032cm" svg:height="0.889cm" svg:x="3.859cm" svg:y="3.286cm">
          <draw:text-box>
            <text:p>Input:</text:p>
          </draw:text-box>
        </draw:frame>
        <draw:frame draw:style-name="gr6" draw:text-style-name="P5" draw:layer="layout" svg:width="2.286cm" svg:height="0.889cm" svg:x="3.532cm" svg:y="5.572cm">
          <draw:text-box>
            <text:p>Result:</text:p>
          </draw:text-box>
        </draw:frame>
        <draw:frame draw:style-name="gr7" draw:text-style-name="P5" draw:layer="layout" svg:width="4.191cm" svg:height="0.878cm" svg:x="1.916cm" svg:y="7.731cm">
          <draw:text-box>
            <text:p>Replacement:</text:p>
          </draw:text-box>
        </draw:frame>
        <draw:frame draw:style-name="gr6" draw:text-style-name="P5" draw:layer="layout" svg:width="2.667cm" svg:height="0.889cm" svg:x="10.644cm" svg:y="7.731cm">
          <draw:text-box>
            <text:p>Pattern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8T16:11:09.386846166</meta:creation-date>
    <dc:date>2017-08-08T16:24:03.273348270</dc:date>
    <meta:editing-duration>PT2M39S</meta:editing-duration>
    <meta:editing-cycles>1</meta:editing-cycles>
    <meta:document-statistic meta:object-count="32"/>
    <meta:generator>LibreOffice/5.1.6.2$Linux_X86_64 LibreOffice_project/10m0$Build-2</meta:generator>
  </office:meta>
</office:document-meta>
</file>